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15cm" draw:fill="none" draw:textarea-vertical-align="middle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style:font-name="Arial" fo:font-size="6pt" style:font-size-asian="18pt" style:font-size-complex="18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cm" svg:height="0.5cm" svg:x="0.1cm" svg:y="0.2cm">
          <text:p text:style-name="P1">Inode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.65cm" svg:height="0.5cm" svg:x="0.1cm" svg:y="0.7cm">
          <text:p text:style-name="P1">direct 0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.65cm" svg:height="0.5cm" svg:x="0.1cm" svg:y="1.2cm">
          <text:p text:style-name="P1">direct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5" draw:id="id5" draw:layer="layout" svg:width="1.65cm" svg:height="0.5cm" svg:x="0.1cm" svg:y="1.7cm">
          <text:p text:style-name="P1">direct 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5cm" svg:height="0.5cm" svg:x="0.1cm" svg:y="2.2cm">
          <text:p text:style-name="P1">direct 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5cm" svg:height="0.5cm" svg:x="0.1cm" svg:y="2.7cm">
          <text:p text:style-name="P1">direct 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5cm" svg:height="0.5cm" svg:x="0.1cm" svg:y="3.2cm">
          <text:p text:style-name="P1">direct 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65cm" svg:height="0.5cm" svg:x="0.1cm" svg:y="3.7cm">
          <text:p text:style-name="P1">direct 6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65cm" svg:height="0.5cm" svg:x="0.1cm" svg:y="4.2cm">
          <text:p text:style-name="P1">single indirect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1.65cm" svg:height="0.5cm" svg:x="0.1cm" svg:y="4.7cm">
          <text:p text:style-name="P1">double indirect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0.75cm" svg:height="0.5cm" svg:x="5.4cm" svg:y="1.25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0.75cm" svg:height="0.5cm" svg:x="5.4cm" svg:y="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0.75cm" svg:height="0.5cm" svg:x="5.4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0.5cm" svg:height="0.15cm" svg:x="2.6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15cm" svg:x="2.6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15cm" svg:x="2.6cm" svg:y="4.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15cm" svg:x="2.6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0.5cm" svg:height="0.15cm" svg:x="2.6cm" svg:y="4.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15cm" svg:x="2.6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15cm" svg:x="2.6cm" svg:y="5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15cm" svg:x="2.6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15cm" svg:x="2.6cm" svg:y="4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15cm" svg:x="2.6cm" svg:y="5.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0.5cm" svg:height="0.15cm" svg:x="3.9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15cm" svg:x="3.9cm" svg:y="5.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15cm" svg:x="3.9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15cm" svg:x="3.9cm" svg:y="5.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15cm" svg:x="3.9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0.75cm" svg:height="0.5cm" svg:x="5.4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0.75cm" svg:height="0.5cm" svg:x="5.4cm" svg:y="4.5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.75cm" svg:y1="0.95cm" svg:x2="5.4cm" svg:y2="0.75cm" draw:start-shape="id1" draw:start-glue-point="1" draw:end-shape="id2" draw:end-glue-point="3" svg:d="M1750 950l3650-200" svg:viewBox="0 0 3651 201">
          <text:p/>
        </draw:connector>
        <draw:connector draw:style-name="gr3" draw:text-style-name="P2" draw:layer="layout" draw:type="line" svg:x1="1.75cm" svg:y1="1.45cm" svg:x2="5.4cm" svg:y2="1.5cm" draw:start-shape="id3" draw:start-glue-point="1" draw:end-shape="id4" draw:end-glue-point="3" svg:d="M1750 1450l3650 50" svg:viewBox="0 0 3651 51">
          <text:p/>
        </draw:connector>
        <draw:connector draw:style-name="gr3" draw:text-style-name="P2" draw:layer="layout" draw:type="line" svg:x1="1.75cm" svg:y1="1.95cm" svg:x2="5.4cm" svg:y2="2.25cm" draw:start-shape="id5" draw:start-glue-point="1" draw:end-shape="id6" draw:end-glue-point="3" svg:d="M1750 1950l3650 300" svg:viewBox="0 0 3651 301">
          <text:p/>
        </draw:connector>
        <draw:connector draw:style-name="gr3" draw:text-style-name="P2" draw:layer="layout" draw:type="line" svg:x1="1.75cm" svg:y1="4.45cm" svg:x2="2.6cm" svg:y2="3.825cm" draw:start-shape="id7" draw:start-glue-point="1" draw:end-shape="id8" draw:end-glue-point="3" svg:d="M1750 4450l850-625" svg:viewBox="0 0 851 626">
          <text:p/>
        </draw:connector>
        <draw:connector draw:style-name="gr3" draw:text-style-name="P2" draw:layer="layout" draw:type="line" svg:x1="1.75cm" svg:y1="4.95cm" svg:x2="2.6cm" svg:y2="5.025cm" draw:start-shape="id9" draw:start-glue-point="1" draw:end-shape="id10" draw:end-glue-point="3" svg:d="M1750 4950l850 75" svg:viewBox="0 0 851 76">
          <text:p/>
        </draw:connector>
        <draw:connector draw:style-name="gr3" draw:text-style-name="P2" draw:layer="layout" draw:type="line" svg:x1="3.1cm" svg:y1="5.025cm" svg:x2="3.9cm" svg:y2="5.075cm" draw:start-shape="id10" draw:start-glue-point="1" draw:end-shape="id11" draw:end-glue-point="3" svg:d="M3100 5025l800 50" svg:viewBox="0 0 801 51">
          <text:p/>
        </draw:connector>
        <draw:connector draw:style-name="gr3" draw:text-style-name="P2" draw:layer="layout" draw:type="line" svg:x1="4.4cm" svg:y1="5.075cm" svg:x2="5.4cm" svg:y2="4.75cm" draw:start-shape="id11" draw:start-glue-point="1" draw:end-shape="id12" draw:end-glue-point="3" svg:d="M4400 5075l1000-325" svg:viewBox="0 0 1001 326">
          <text:p/>
        </draw:connector>
        <draw:connector draw:style-name="gr3" draw:text-style-name="P2" draw:layer="layout" draw:type="line" svg:x1="3.1cm" svg:y1="3.825cm" svg:x2="5.4cm" svg:y2="4cm" draw:start-shape="id8" draw:start-glue-point="1" draw:end-shape="id13" draw:end-glue-point="3" svg:d="M3100 3825l2300 175" svg:viewBox="0 0 2301 176">
          <text:p/>
        </draw:connector>
        <draw:connector draw:style-name="gr4" draw:text-style-name="P2" draw:layer="layout" draw:type="line" svg:x1="5.775cm" svg:y1="2.6cm" svg:x2="5.775cm" svg:y2="3.65cm" draw:start-shape="id14" draw:start-glue-point="2" draw:end-shape="id15" draw:end-glue-point="0" svg:d="M5775 2600v1050" svg:viewBox="0 0 1 1051">
          <text:p/>
        </draw:connector>
        <draw:custom-shape draw:style-name="gr5" draw:text-style-name="P2" xml:id="id14" draw:id="id14" draw:layer="layout" svg:width="0.75cm" svg:height="0.1cm" svg:x="5.4cm" svg:y="2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15" draw:id="id15" draw:layer="layout" svg:width="0.75cm" svg:height="0.1cm" svg:x="5.4cm" svg:y="3.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0.5cm" svg:x="5.05cm" svg:y="0cm">
          <text:p text:style-name="P1">Disk Block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6.5cm" fo:page-height="5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2T23:26:04.537649737</meta:creation-date>
    <dc:date>2015-09-03T10:15:33.651162238</dc:date>
    <meta:editing-duration>PT18M27S</meta:editing-duration>
    <meta:editing-cycles>1</meta:editing-cycles>
    <meta:document-statistic meta:object-count="42"/>
    <meta:generator>LibreOffice/4.2.8.2$Linux_X86_64 LibreOffice_project/420m0$Build-2</meta:generator>
  </office:meta>
</office:document-meta>
</file>